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style:line-height-at-least="1.217cm"/>
    </style:style>
    <style:style style:name="P2" style:family="paragraph" style:parent-style-name="Text_20_body">
      <style:text-properties officeooo:paragraph-rsid="0010f113"/>
    </style:style>
    <style:style style:name="P3" style:family="paragraph" style:parent-style-name="Text_20_body">
      <style:text-properties officeooo:paragraph-rsid="0011c78b"/>
    </style:style>
    <style:style style:name="P4" style:family="paragraph" style:parent-style-name="Text_20_body">
      <style:text-properties officeooo:rsid="0011c78b" officeooo:paragraph-rsid="0011c78b"/>
    </style:style>
    <style:style style:name="T1" style:family="text">
      <style:text-properties officeooo:rsid="0010f113"/>
    </style:style>
    <style:style style:name="T2" style:family="text">
      <style:text-properties officeooo:rsid="0011c78b"/>
    </style:style>
    <style:style style:name="T3" style:family="text">
      <style:text-properties officeooo:rsid="00123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</text:p>
      <text:h text:style-name="Heading_20_3" text:outline-level="3">Context</text:h>
      <text:p text:style-name="P2"><text:span text:style-name="T1">IBEX35 represents the 35top wealthy companies in the Spanish stock exchange. The dataset provided here is an example of the stock indices for each company on a given day.</text:span></text:p>
      <text:p text:style-name="P2"><text:span text:style-name="T1">E</text:span>ach row in the data provides relavant information about <text:span text:style-name="T2">every <text:s/></text:span><text:span text:style-name="T1">comapany</text:span>.</text:p>
      <text:p text:style-name="Text_20_body"/>
      <text:h text:style-name="Heading_20_3" text:outline-level="3">Attribute Information</text:h>
      <text:p text:style-name="P3">1) <text:span text:style-name="T2">Nombre</text:span>: unique <text:span text:style-name="T2">name of the company</text:span></text:p>
      <text:p text:style-name="P3"><text:span text:style-name="T2">2) Ult: last value from that day</text:span></text:p>
      <text:p text:style-name="P3"><text:span text:style-name="T2">3) %Dif: % Difference with respect the Max and Min value </text:span></text:p>
      <text:p text:style-name="P3"><text:span text:style-name="T2">4) Max.: Maxmium Value achieved that day</text:span></text:p>
      <text:p text:style-name="P3"><text:span text:style-name="T2">5) Min.: Minimum Value achieved that day</text:span></text:p>
      <text:p text:style-name="P3"><text:span text:style-name="T2">6) Volumen: Amount of Transaction on that day</text:span></text:p>
      <text:p text:style-name="P3"><text:span text:style-name="T2">7) Efective(miles de €): “valor Liquidativo”</text:span></text:p>
      <text:p text:style-name="P4">8) Fecha: date</text:p>
      <text:p text:style-name="P4">9) Hora: indicate hour <text:span text:style-name="T3">or otherwise states ‘Cierre’</text:span></text:p>
      <text:p text:style-name="P4"/>
      <text:p text:style-name="P3"/>
      <text:h text:style-name="Heading_20_3" text:outline-level="3"><text:bookmark text:name="yui_3_17_2_1_1623675776949_47"/>Exercici 2</text:h>
      <text:p text:style-name="Text_20_body"><text:bookmark text:name="yui_3_17_2_1_1623675776949_39"/>Documenta en un word el teu conjunt de dades generat amb la informació que tenen els diferents arxius de Kaggl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9:19:12.764328634</meta:creation-date>
    <meta:generator>LibreOffice/6.4.7.2$Linux_X86_64 LibreOffice_project/40$Build-2</meta:generator>
    <dc:date>2021-06-14T19:43:12.009649716</dc:date>
    <meta:editing-duration>PT12M15S</meta:editing-duration>
    <meta:editing-cycles>3</meta:editing-cycles>
    <meta:document-statistic meta:table-count="0" meta:image-count="0" meta:object-count="0" meta:page-count="1" meta:paragraph-count="16" meta:word-count="130" meta:character-count="764" meta:non-whitespace-character-count="648"/>
  </office:meta>
</office:document-meta>
</file>